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cm" fo:min-width="25.75cm" loext:decorative="false"/>
      <style:paragraph-properties style:writing-mode="lr-tb"/>
    </style:style>
    <style:style style:name="gr2" style:family="graphic" style:parent-style-name="standard">
      <style:graphic-properties draw:fill="solid" draw:fill-color="#dee6ef" draw:textarea-horizontal-align="justify" draw:textarea-vertical-align="middle" draw:auto-grow-height="false" fo:min-height="15.75cm" fo:min-width="12cm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2cm" loext:decorative="false"/>
      <style:paragraph-properties style:writing-mode="lr-tb"/>
    </style:style>
    <style:style style:name="gr4" style:family="graphic" style:parent-style-name="standard">
      <style:graphic-properties draw:fill="solid" draw:fill-color="#dee6ef" draw:textarea-horizontal-align="justify" draw:textarea-vertical-align="middle" draw:auto-grow-height="false" fo:min-height="7.25cm" fo:min-width="12cm" loext:decorative="false"/>
    </style:style>
    <style:style style:name="gr5" style:family="graphic" style:parent-style-name="standard">
      <style:graphic-properties draw:fill="solid" draw:fill-color="#dee7e5" draw:textarea-horizontal-align="justify" draw:textarea-vertical-align="middle" draw:auto-grow-height="false" fo:min-height="0.514cm" fo:min-width="2.748cm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7" style:family="graphic" style:parent-style-name="standard">
      <style:graphic-properties draw:fill="solid" draw:fill-color="#dee7e5" draw:textarea-horizontal-align="justify" draw:textarea-vertical-align="middle" draw:auto-grow-height="false" fo:min-height="0.514cm" fo:min-width="2.635cm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707cm" loext:decorative="false"/>
      <style:paragraph-properties style:writing-mode="lr-tb"/>
    </style:style>
    <style:style style:name="gr9" style:family="graphic" style:parent-style-name="standard">
      <style:graphic-properties draw:fill="solid" draw:fill-color="#dde8cb" draw:textarea-horizontal-align="justify" draw:textarea-vertical-align="middle" draw:auto-grow-height="false" fo:min-height="0.514cm" fo:min-width="2.98cm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0.706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2.5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0.45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1.103cm" loext:decorative="false"/>
      <style:paragraph-properties style:writing-mode="lr-tb"/>
    </style:style>
    <style:style style:name="gr16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0.246cm" loext:decorative="false"/>
      <style:paragraph-properties style:writing-mode="lr-tb"/>
    </style:style>
    <style:style style:name="gr17" style:family="graphic" style:parent-style-name="standard">
      <style:graphic-properties draw:fill="solid" draw:fill-color="#dee6ef" draw:textarea-horizontal-align="justify" draw:textarea-vertical-align="middle" draw:auto-grow-height="false" fo:min-height="7.5cm" fo:min-width="12.1cm" loext:decorative="false"/>
    </style:style>
    <style:style style:name="gr18" style:family="graphic" style:parent-style-name="standard">
      <style:graphic-properties draw:fill="solid" draw:fill-color="#ffffff" draw:textarea-horizontal-align="justify" draw:textarea-vertical-align="middle" draw:auto-grow-height="false" fo:min-height="6.25cm" fo:min-width="5.5cm" loext:decorative="false"/>
    </style:style>
    <style:style style:name="gr19" style:family="graphic" style:parent-style-name="objectwithoutfill">
      <style:graphic-properties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dee6e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 draw:fill-color="#dee7e5"/>
      <style:paragraph-properties fo:text-align="center"/>
    </style:style>
    <style:style style:name="P5" style:family="paragraph">
      <loext:graphic-properties draw:fill="solid" draw:fill-color="#dde8cb"/>
      <style:paragraph-properties fo:text-align="center"/>
    </style:style>
    <style:style style:name="P6" style:family="paragraph">
      <style:text-properties fo:font-weight="bold"/>
    </style:style>
    <style:style style:name="P7" style:family="paragraph">
      <loext:graphic-properties draw:fill="none" draw:fill-color="#ffffff"/>
      <style:text-properties fo:font-size="15pt" fo:font-weight="bold" style:font-size-asian="15pt" style:font-size-complex="15pt"/>
    </style:style>
    <style:style style:name="P8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6.25cm" svg:height="1.25cm" svg:x="2cm" svg:y="1.5cm">
          <text:p text:style-name="P1"><text:span text:style-name="T1">File <text:s text:c="3"/>Configure <text:s text:c="2"/>Run <text:s text:c="3"/>Morpho <text:s text:c="4"/>Elec <text:s text:c="4"/>Chem <text:s text:c="5"/>Adaptors <text:s text:c="5"/>Plots <text:s text:c="4"/>3D <text:s text:c="11"/>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.5cm" svg:height="16cm" svg:x="15.75cm" svg:y="3.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0cm" svg:height="2.25cm" svg:x="16.9cm" svg:y="5.85cm">
          <draw:text-box>
            <text:p>3D or 2D graphics or text view of json file</text:p>
          </draw:text-box>
        </draw:frame>
        <draw:custom-shape draw:style-name="gr4" draw:text-style-name="P2" draw:layer="layout" svg:width="12.5cm" svg:height="7.5cm" svg:x="2.1cm" svg:y="3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25cm" svg:height="1cm" svg:x="23.9cm" svg:y="3.25cm">
          <text:p/>
          <draw:enhanced-geometry svg:viewBox="0 0 21600 21600" draw:glue-points="?f6 10800 10800 21600 ?f5 10800 10800 0" draw:text-areas="?f3 ?f3 ?f4 ?f4" draw:mirror-vertical="true" draw:type="trapezoid" draw:modifiers="1435.612264330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6" draw:text-style-name="P3" draw:layer="layout" svg:width="2.503cm" svg:height="1cm" svg:x="24.997cm" svg:y="3.294cm">
          <draw:text-box>
            <text:p>3D cell</text:p>
          </draw:text-box>
        </draw:frame>
        <draw:custom-shape draw:style-name="gr7" draw:text-style-name="P4" draw:layer="layout" svg:width="4.101cm" svg:height="1cm" svg:x="20.15cm" svg:y="3.249cm">
          <text:p/>
          <draw:enhanced-geometry svg:viewBox="0 0 21600 21600" draw:glue-points="?f6 10800 10800 21600 ?f5 10800 10800 0" draw:text-areas="?f3 ?f3 ?f4 ?f4" draw:mirror-vertical="true" draw:type="trapezoid" draw:modifiers="1435.612264330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8" draw:text-style-name="P3" draw:layer="layout" svg:width="3.252cm" svg:height="0.962cm" svg:x="20.598cm" svg:y="3.293cm">
          <draw:text-box>
            <text:p>2D chem</text:p>
          </draw:text-box>
        </draw:frame>
        <draw:custom-shape draw:style-name="gr9" draw:text-style-name="P5" draw:layer="layout" svg:width="4.552cm" svg:height="1cm" svg:x="15.9cm" svg:y="3.249cm">
          <text:p/>
          <draw:enhanced-geometry svg:viewBox="0 0 21600 21600" draw:glue-points="?f6 10800 10800 21600 ?f5 10800 10800 0" draw:text-areas="?f3 ?f3 ?f4 ?f4" draw:mirror-vertical="true" draw:type="trapezoid" draw:modifiers="1435.612264330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0" draw:text-style-name="P3" draw:layer="layout" svg:width="2.102cm" svg:height="0.962cm" svg:x="17.298cm" svg:y="3.294cm">
          <draw:text-box>
            <text:p>Text</text:p>
          </draw:text-box>
        </draw:frame>
        <draw:frame draw:style-name="gr6" draw:text-style-name="P7" draw:layer="layout" svg:width="2.5cm" svg:height="1cm" svg:x="2.5cm" svg:y="4.3cm">
          <draw:text-box>
            <text:p text:style-name="P6"><text:span text:style-name="T1">Clocks</text:span></text:p>
          </draw:text-box>
        </draw:frame>
        <draw:frame draw:style-name="gr11" draw:text-style-name="P3" draw:layer="layout" svg:width="4.5cm" svg:height="1.25cm" svg:x="6.55cm" svg:y="3.4cm">
          <draw:text-box>
            <text:p>Configure</text:p>
          </draw:text-box>
        </draw:frame>
        <draw:custom-shape draw:style-name="gr12" draw:text-style-name="P8" draw:layer="layout" svg:width="3cm" svg:height="0.75cm" svg:x="4.5cm" svg:y="5.1cm">
          <text:p text:style-name="P1"><text:span text:style-name="T2">Dialog text</text:span></text:p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3cm" svg:height="0.962cm" svg:x="2.8cm" svg:y="5.05cm">
          <draw:text-box>
            <text:p><text:span text:style-name="T3">Elec</text:span></text:p>
          </draw:text-box>
        </draw:frame>
        <draw:custom-shape draw:style-name="gr12" draw:text-style-name="P8" draw:layer="layout" svg:width="3cm" svg:height="0.75cm" svg:x="4.501cm" svg:y="6.9cm">
          <text:p text:style-name="P1"><text:span text:style-name="T2">Dialog text</text:span></text:p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3cm" svg:height="0.962cm" svg:x="2.801cm" svg:y="6.85cm">
          <draw:text-box>
            <text:p><text:span text:style-name="T3">Chem</text:span></text:p>
          </draw:text-box>
        </draw:frame>
        <draw:custom-shape draw:style-name="gr12" draw:text-style-name="P8" draw:layer="layout" svg:width="3cm" svg:height="0.75cm" svg:x="4.501cm" svg:y="8.8cm">
          <text:p text:style-name="P1"><text:span text:style-name="T2">Dialog text</text:span></text:p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3cm" svg:height="0.962cm" svg:x="2.201cm" svg:y="8.75cm">
          <draw:text-box>
            <text:p><text:span text:style-name="T3">Diffusion</text:span></text:p>
          </draw:text-box>
        </draw:frame>
        <draw:custom-shape draw:style-name="gr12" draw:text-style-name="P8" draw:layer="layout" svg:width="3cm" svg:height="0.75cm" svg:x="4.502cm" svg:y="9.7cm">
          <text:p text:style-name="P1"><text:span text:style-name="T2">Dialog text</text:span></text:p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3cm" svg:height="0.962cm" svg:x="2.202cm" svg:y="9.65cm">
          <draw:text-box>
            <text:p><text:span text:style-name="T3">Function</text:span></text:p>
          </draw:text-box>
        </draw:frame>
        <draw:custom-shape draw:style-name="gr12" draw:text-style-name="P8" draw:layer="layout" svg:width="3cm" svg:height="0.75cm" svg:x="4.503cm" svg:y="6cm">
          <text:p text:style-name="P1"><text:span text:style-name="T2">Dialog text</text:span></text:p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3cm" svg:height="0.962cm" svg:x="2.203cm" svg:y="5.95cm">
          <draw:text-box>
            <text:p><text:span text:style-name="T3">Elec Plot</text:span></text:p>
          </draw:text-box>
        </draw:frame>
        <draw:custom-shape draw:style-name="gr12" draw:text-style-name="P8" draw:layer="layout" svg:width="3cm" svg:height="0.75cm" svg:x="4.504cm" svg:y="7.8cm">
          <text:p text:style-name="P1"><text:span text:style-name="T2">Dialog text</text:span></text:p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3cm" svg:height="0.962cm" svg:x="1.904cm" svg:y="7.75cm">
          <draw:text-box>
            <text:p><text:span text:style-name="T3">Chem Plot</text:span></text:p>
          </draw:text-box>
        </draw:frame>
        <draw:frame draw:style-name="gr6" draw:text-style-name="P7" draw:layer="layout" svg:width="2.5cm" svg:height="1cm" svg:x="9.001cm" svg:y="4.3cm">
          <draw:text-box>
            <text:p text:style-name="P6"><text:span text:style-name="T1">Flags</text:span></text:p>
          </draw:text-box>
        </draw:frame>
        <draw:frame draw:style-name="gr14" draw:text-style-name="P9" draw:layer="layout" svg:width="3.449cm" svg:height="0.802cm" svg:x="8.101cm" svg:y="5.05cm">
          <draw:text-box>
            <text:p><text:span text:style-name="T3">Turn Off Elec</text:span></text:p>
          </draw:text-box>
        </draw:frame>
        <draw:frame draw:style-name="gr13" draw:text-style-name="P9" draw:layer="layout" svg:width="3cm" svg:height="0.962cm" svg:x="8.102cm" svg:y="6.85cm">
          <draw:text-box>
            <text:p><text:span text:style-name="T3">Verbose</text:span></text:p>
          </draw:text-box>
        </draw:frame>
        <draw:custom-shape draw:style-name="gr12" draw:text-style-name="P8" draw:layer="layout" svg:width="3cm" svg:height="0.75cm" svg:x="11.402cm" svg:y="8.8cm">
          <text:p text:style-name="P1"><text:span text:style-name="T2">Dialog text</text:span></text:p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3.702cm" svg:height="1.353cm" svg:x="8.1cm" svg:y="8.75cm">
          <draw:text-box>
            <text:p><text:span text:style-name="T3">Diffusion Len</text:span></text:p>
          </draw:text-box>
        </draw:frame>
        <draw:custom-shape draw:style-name="gr12" draw:text-style-name="P8" draw:layer="layout" svg:width="3cm" svg:height="0.75cm" svg:x="11.003cm" svg:y="9.7cm">
          <text:p text:style-name="P1"><text:span text:style-name="T2">Dialog text</text:span></text:p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3cm" svg:height="0.962cm" svg:x="8.203cm" svg:y="9.65cm">
          <draw:text-box>
            <text:p><text:span text:style-name="T3">Rand Seed</text:span></text:p>
          </draw:text-box>
        </draw:frame>
        <draw:custom-shape draw:style-name="gr16" draw:text-style-name="P8" draw:layer="layout" svg:width="0.746cm" svg:height="0.75cm" svg:x="11.404cm" svg:y="6cm">
          <text:p text:style-name="P1"><text:span text:style-name="T2">X</text:span></text:p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3cm" svg:height="0.962cm" svg:x="8.104cm" svg:y="5.95cm">
          <draw:text-box>
            <text:p><text:span text:style-name="T3">Use GSSA</text:span></text:p>
          </draw:text-box>
        </draw:frame>
        <draw:frame draw:style-name="gr13" draw:text-style-name="P9" draw:layer="layout" svg:width="3cm" svg:height="1.353cm" svg:x="8.105cm" svg:y="7.45cm">
          <draw:text-box>
            <text:p><text:span text:style-name="T3">Combine Segments</text:span></text:p>
          </draw:text-box>
        </draw:frame>
        <draw:custom-shape draw:style-name="gr16" draw:text-style-name="P8" draw:layer="layout" svg:width="0.746cm" svg:height="0.75cm" svg:x="11.404cm" svg:y="5.1cm">
          <text:p text:style-name="P1"><text:span text:style-name="T2">X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0.746cm" svg:height="0.75cm" svg:x="11.404cm" svg:y="6.9cm">
          <text:p text:style-name="P1"><text:span text:style-name="T2"><text:s/>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0.746cm" svg:height="0.75cm" svg:x="11.404cm" svg:y="7.9cm">
          <text:p text:style-name="P1"><text:span text:style-name="T2">X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12.6cm" svg:height="7.75cm" svg:x="2.15cm" svg:y="11.75cm">
          <text:p/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4.5cm" svg:height="1.25cm" svg:x="6.55cm" svg:y="11.8cm">
          <draw:text-box>
            <text:p>Graph display</text:p>
          </draw:text-box>
        </draw:frame>
        <draw:custom-shape draw:style-name="gr18" draw:text-style-name="P10" draw:layer="layout" svg:width="6cm" svg:height="6.5cm" svg:x="2.3cm" svg:y="12.75cm">
          <text:p/>
          <draw:enhanced-geometry svg:viewBox="0 0 21600 21600" draw:type="rectangle" draw:enhanced-path="M 0 0 L 21600 0 21600 21600 0 21600 0 0 Z N"/>
        </draw:custom-shape>
        <draw:path draw:style-name="gr19" draw:text-style-name="P11" draw:layer="layout" svg:width="6.061cm" svg:height="2.24cm" draw:transform="rotate (1.01211643323151) translate (2.53470676631643cm 18.3446409330301cm)" svg:viewBox="0 0 6062 2241" svg:d="M0 535c286 33 555-96 814-191 260-95 515-207 782-276 261-68 534-77 811-62 557 31 100 595-29 804-132 215-307 446-280 706 30 287 370 382 613 402 241 20 486 15 728 12 261-4 522-30 781-42 241-12 481 62 715 125 256 70 501 167 758 227l234 1 135-21">
          <text:p/>
        </draw:path>
        <draw:custom-shape draw:style-name="gr18" draw:text-style-name="P10" draw:layer="layout" svg:width="6cm" svg:height="6.5cm" svg:x="8.6cm" svg:y="12.75cm">
          <text:p/>
          <draw:enhanced-geometry svg:viewBox="0 0 21600 21600" draw:type="rectangle" draw:enhanced-path="M 0 0 L 21600 0 21600 21600 0 21600 0 0 Z N"/>
        </draw:custom-shape>
        <draw:path draw:style-name="gr19" draw:text-style-name="P11" draw:layer="layout" svg:width="1.02cm" svg:height="5.086cm" draw:transform="rotate (1.10706234454) translate (9.143cm 14.507cm)" svg:viewBox="0 0 1021 5087" svg:d="M0 0c249 30 498 57 733 177 215 110 282 364 112 588-152 200-246 439-410 628-162 186-491 398-387 636 112 254 368 484 661 515 553 57 52 673-137 772-148 78-476 173-250 427 167 187 322 411 556 507 329 136-3 434-89 588l-120 161-57 88">
          <text:p/>
        </draw:path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pinder Bhalla</meta:initial-creator>
    <meta:creation-date>2025-01-22T18:57:16.767191794</meta:creation-date>
    <dc:date>2025-01-22T19:30:03.270285414</dc:date>
    <dc:creator>Upinder Bhalla</dc:creator>
    <meta:editing-duration>PT10M39S</meta:editing-duration>
    <meta:editing-cycles>1</meta:editing-cycles>
    <meta:document-statistic meta:object-count="43"/>
    <meta:generator>LibreOffice/24.8.3.2$Linux_X86_64 LibreOffice_project/480$Build-2</meta:generator>
  </office:meta>
</office:document-meta>
</file>